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LC-4102a Bill of Materials, Top Leve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ference Designators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Part Number (Digi-Key)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CB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*produce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asing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Power switch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LED</text:p>
          </table:table-cell>
          <table:table-cell table:style-name="ce7"/>
          <table:table-cell table:style-name="ce4" office:value-type="float" office:value="3" calcext:value-type="float">
            <text:p>3</text:p>
          </table:table-cell>
          <table:table-cell table:style-name="ce8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048492">
          <table:table-cell table:number-columns-repeated="5"/>
        </table:table-row>
        <table:table-row table:style-name="ro2" table:number-rows-repeated="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3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3P0"/>
      <style:map style:condition="value()&lt;0" style:apply-style-name="N123P1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30P0" style:volatile="true">
      <number:currency-symbol number:language="en" number:country="US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0P1" style:volatile="true">
      <number:currency-symbol number:language="en" number:country="US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0">
      <number:currency-symbol number:language="en" number:country="US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currency-style style:name="N134P0" style:volatile="true">
      <number:currency-symbol number:language="en" number:country="US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34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4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7P0" style:volatile="true">
      <number:currency-symbol number:language="en" number:country="US">€</number:currency-symbol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37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37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0P0" style:volatile="true">
      <number:currency-symbol number:language="en" number:country="GB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0P1" style:volatile="true">
      <number:currency-symbol number:language="en" number:country="GB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0">
      <number:currency-symbol number:language="en" number:country="GB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40P0"/>
      <style:map style:condition="value()&lt;0" style:apply-style-name="N140P1"/>
    </number:currency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0" number:min-integer-digits="1" number:grouping="true"/>
    </number:number-style>
    <number:number-style style:name="N143">
      <style:text-properties fo:color="#ff0000"/>
      <number:text>-£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number:min-integer-digits="1" number:grouping="true"/>
    </number:number-style>
    <number:number-style style:name="N146">
      <style:text-properties fo:color="#ff0000"/>
      <number:text>-£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</number:number-style>
    <number:number-style style:name="N147"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</number:number-style>
    <number:number-style style:name="N149"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58P2" style:volatile="true">
      <number:text> £</number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66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 number:language="en" number:country="GB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70P1" style:volatile="true">
      <number:currency-symbol number:language="en" number:country="GB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70P2" style:volatile="true">
      <number:currency-symbol number:language="en" number:country="GB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7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23:20:47.307878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4-11-16T23:21:32.868394206</dc:date>
    <meta:editing-duration>PT33M6S</meta:editing-duration>
    <meta:editing-cycles>14</meta:editing-cycles>
    <meta:generator>LibreOffice/4.2.7.2$Linux_X86_64 LibreOffice_project/420m0$Build-2</meta:generator>
    <dc:creator>Artur Scholz</dc:creator>
    <meta:document-statistic meta:table-count="1" meta:cell-count="19" meta:object-count="0"/>
  </office:meta>
</office:document-meta>
</file>